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.getU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Throwexceptions( boolean throw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Ou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Relativebase( boolean rel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Bas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Throw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PTaskStarter.normalizeOutputFormat( String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PTaskStarter.run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2">
            <text:p text:style-name="Table_20_Contents">32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Fop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Log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O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F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determineExtension( String output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p.setUserconfig( File u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render( File foFile , File outFile , String outputForma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p.setMessagelevel( String messageLev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p.setOutdir( File o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File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replaceExtension( File file , String expectedExt , String new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.setOutfile( File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Relativ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Fofile( File f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LogFiles( boolean log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FOPTaskStarter( Fop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TaskStart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